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8caaa0822d001ca95d012135185c4b82" style:family="table-column">
      <style:table-column-properties fo:break-before="auto" style:use-optimal-column-width="false" style:column-width="6cm"/>
    </style:style>
    <style:style style:name="odsStyleTableColumn-94c7275c73b3646b354d30810d44dc88" style:family="table-column">
      <style:table-column-properties fo:break-before="auto" style:use-optimal-column-width="false" style:column-width="5cm"/>
    </style:style>
    <style:style style:name="odsStyleTableColumn-35b5cbaa4962c5838cf4370e7450a3af" style:family="table-column">
      <style:table-column-properties fo:break-before="auto" style:use-optimal-column-width="false" style:column-width="3cm"/>
    </style:style>
    <style:style style:name="odsStyleTableCell-8b32366dd059f81e90ab0ecad9e28f62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c3da692916abb17a605d5baa992c7eab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75308a00933b43f46f7c58d2a2ab1bf8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be9d095bd3b00366f2e918c0aec8e094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e7858daea78d44cc12934447397689c9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573d27741bc9c2668b2ee099f6bfccbe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8caaa0822d001ca95d012135185c4b82" table:default-cell-style-name="Default"/>
        <table:table-column table:style-name="odsStyleTableColumn-94c7275c73b3646b354d30810d44dc88" table:default-cell-style-name="Default"/>
        <table:table-column table:style-name="odsStyleTableColumn-35b5cbaa4962c5838cf4370e7450a3af" table:default-cell-style-name="Default"/>
        <table:table-column table:style-name="odsStyleTableColumn-35b5cbaa4962c5838cf4370e7450a3af" table:default-cell-style-name="Default"/>
        <table:table-column table:style-name="odsStyleTableColumn-35b5cbaa4962c5838cf4370e7450a3af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8b32366dd059f81e90ab0ecad9e28f62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c3da692916abb17a605d5baa992c7eab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c3da692916abb17a605d5baa992c7eab" table:number-columns-spanned="5" table:number-rows-spanned="1" office:value-type="string">
            <text:p>TABLA No. 76-24</text:p>
          </table:table-cell>
          <table:covered-table-cell table:number-columns-repeated="4"/>
        </table:table-row>
        <table:table-row table:style-name="ro1">
          <table:table-cell table:style-name="odsStyleTableCell-c3da692916abb17a605d5baa992c7eab" table:number-columns-spanned="5" table:number-rows-spanned="1" office:value-type="string">
            <text:p>TABLA DE COTIZACIONES DEL 22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c3da692916abb17a605d5baa992c7eab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75308a00933b43f46f7c58d2a2ab1bf8" office:value-type="string">
            <text:p>PAIS</text:p>
          </table:table-cell>
          <table:table-cell table:style-name="odsStyleTableCell-75308a00933b43f46f7c58d2a2ab1bf8" office:value-type="string">
            <text:p>UNIDAD MONETARIA</text:p>
          </table:table-cell>
          <table:table-cell table:style-name="odsStyleTableCell-75308a00933b43f46f7c58d2a2ab1bf8" office:value-type="string">
            <text:p>MONEDA</text:p>
          </table:table-cell>
          <table:table-cell table:style-name="odsStyleTableCell-75308a00933b43f46f7c58d2a2ab1bf8" office:value-type="string">
            <text:p>TIPO DE CAMBIO EN Bs POR UNIDAD DE MONEDA EXTRANJERA</text:p>
          </table:table-cell>
          <table:table-cell table:style-name="odsStyleTableCell-75308a00933b43f46f7c58d2a2ab1bf8" office:value-type="string">
            <text:p>TIPO DE CAMBIO EN M.E.</text:p>
          </table:table-cell>
        </table:table-row>
        <table:table-row table:style-name="ro1">
          <table:table-cell table:style-name="odsStyleTableCell-be9d095bd3b00366f2e918c0aec8e094" office:value-type="string">
            <text:p>ESTADOS UNIDOS</text:p>
          </table:table-cell>
          <table:table-cell table:style-name="odsStyleTableCell-be9d095bd3b00366f2e918c0aec8e094" office:value-type="string">
            <text:p>DOLAR VENTA</text:p>
          </table:table-cell>
          <table:table-cell table:style-name="odsStyleTableCell-be9d095bd3b00366f2e918c0aec8e094" office:value-type="string">
            <text:p>USD.VENTA</text:p>
          </table:table-cell>
          <table:table-cell table:style-name="odsStyleTableCell-e7858daea78d44cc12934447397689c9" office:value-type="string">
            <text:p>6.96000</text:p>
          </table:table-cell>
          <table:table-cell table:style-name="odsStyleTableCell-e7858daea78d44cc12934447397689c9" office:value-type="string">
            <text:p/>
          </table:table-cell>
        </table:table-row>
        <table:table-row table:style-name="ro1">
          <table:table-cell table:style-name="odsStyleTableCell-be9d095bd3b00366f2e918c0aec8e094" office:value-type="string">
            <text:p>ESTADOS UNIDOS</text:p>
          </table:table-cell>
          <table:table-cell table:style-name="odsStyleTableCell-be9d095bd3b00366f2e918c0aec8e094" office:value-type="string">
            <text:p>DOLAR COMPRA</text:p>
          </table:table-cell>
          <table:table-cell table:style-name="odsStyleTableCell-be9d095bd3b00366f2e918c0aec8e094" office:value-type="string">
            <text:p>USD.COMPRA</text:p>
          </table:table-cell>
          <table:table-cell table:style-name="odsStyleTableCell-e7858daea78d44cc12934447397689c9" office:value-type="string">
            <text:p>6.86000</text:p>
          </table:table-cell>
          <table:table-cell table:style-name="odsStyleTableCell-e7858daea78d44cc12934447397689c9" office:value-type="string">
            <text:p/>
          </table:table-cell>
        </table:table-row>
        <table:table-row table:style-name="ro1">
          <table:table-cell table:style-name="odsStyleTableCell-be9d095bd3b00366f2e918c0aec8e094" office:value-type="string">
            <text:p>UNION EUROPEA</text:p>
          </table:table-cell>
          <table:table-cell table:style-name="odsStyleTableCell-be9d095bd3b00366f2e918c0aec8e094" office:value-type="string">
            <text:p>EURO</text:p>
          </table:table-cell>
          <table:table-cell table:style-name="odsStyleTableCell-be9d095bd3b00366f2e918c0aec8e094" office:value-type="string">
            <text:p>EUR</text:p>
          </table:table-cell>
          <table:table-cell table:style-name="odsStyleTableCell-e7858daea78d44cc12934447397689c9" office:value-type="string">
            <text:p>7.30658</text:p>
          </table:table-cell>
          <table:table-cell table:style-name="odsStyleTableCell-e7858daea78d44cc12934447397689c9" office:value-type="string">
            <text:p>0.93888</text:p>
          </table:table-cell>
        </table:table-row>
        <table:table-row table:style-name="ro1">
          <table:table-cell table:style-name="odsStyleTableCell-be9d095bd3b00366f2e918c0aec8e094" office:value-type="string">
            <text:p>JAPON</text:p>
          </table:table-cell>
          <table:table-cell table:style-name="odsStyleTableCell-be9d095bd3b00366f2e918c0aec8e094" office:value-type="string">
            <text:p>YEN</text:p>
          </table:table-cell>
          <table:table-cell table:style-name="odsStyleTableCell-be9d095bd3b00366f2e918c0aec8e094" office:value-type="string">
            <text:p>JPY</text:p>
          </table:table-cell>
          <table:table-cell table:style-name="odsStyleTableCell-e7858daea78d44cc12934447397689c9" office:value-type="string">
            <text:p>0.04437</text:p>
          </table:table-cell>
          <table:table-cell table:style-name="odsStyleTableCell-e7858daea78d44cc12934447397689c9" office:value-type="string">
            <text:p>154.61000</text:p>
          </table:table-cell>
        </table:table-row>
        <table:table-row table:style-name="ro1">
          <table:table-cell table:style-name="odsStyleTableCell-be9d095bd3b00366f2e918c0aec8e094" office:value-type="string">
            <text:p>ARABIA SAUDITA</text:p>
          </table:table-cell>
          <table:table-cell table:style-name="odsStyleTableCell-be9d095bd3b00366f2e918c0aec8e094" office:value-type="string">
            <text:p>RIYAL SAUDÍ</text:p>
          </table:table-cell>
          <table:table-cell table:style-name="odsStyleTableCell-be9d095bd3b00366f2e918c0aec8e094" office:value-type="string">
            <text:p>SAR</text:p>
          </table:table-cell>
          <table:table-cell table:style-name="odsStyleTableCell-e7858daea78d44cc12934447397689c9" office:value-type="string">
            <text:p>1.82865</text:p>
          </table:table-cell>
          <table:table-cell table:style-name="odsStyleTableCell-e7858daea78d44cc12934447397689c9" office:value-type="string">
            <text:p>3.75140</text:p>
          </table:table-cell>
        </table:table-row>
        <table:table-row table:style-name="ro1">
          <table:table-cell table:style-name="odsStyleTableCell-be9d095bd3b00366f2e918c0aec8e094" office:value-type="string">
            <text:p>ARGELIA</text:p>
          </table:table-cell>
          <table:table-cell table:style-name="odsStyleTableCell-be9d095bd3b00366f2e918c0aec8e094" office:value-type="string">
            <text:p>DINAR ARGELINO</text:p>
          </table:table-cell>
          <table:table-cell table:style-name="odsStyleTableCell-be9d095bd3b00366f2e918c0aec8e094" office:value-type="string">
            <text:p>DZD</text:p>
          </table:table-cell>
          <table:table-cell table:style-name="odsStyleTableCell-e7858daea78d44cc12934447397689c9" office:value-type="string">
            <text:p>0.05095</text:p>
          </table:table-cell>
          <table:table-cell table:style-name="odsStyleTableCell-e7858daea78d44cc12934447397689c9" office:value-type="string">
            <text:p>134.65360</text:p>
          </table:table-cell>
        </table:table-row>
        <table:table-row table:style-name="ro1">
          <table:table-cell table:style-name="odsStyleTableCell-be9d095bd3b00366f2e918c0aec8e094" office:value-type="string">
            <text:p>ARGENTINA</text:p>
          </table:table-cell>
          <table:table-cell table:style-name="odsStyleTableCell-be9d095bd3b00366f2e918c0aec8e094" office:value-type="string">
            <text:p>PESO</text:p>
          </table:table-cell>
          <table:table-cell table:style-name="odsStyleTableCell-be9d095bd3b00366f2e918c0aec8e094" office:value-type="string">
            <text:p>ARS</text:p>
          </table:table-cell>
          <table:table-cell table:style-name="odsStyleTableCell-e7858daea78d44cc12934447397689c9" office:value-type="string">
            <text:p>0.00787</text:p>
          </table:table-cell>
          <table:table-cell table:style-name="odsStyleTableCell-e7858daea78d44cc12934447397689c9" office:value-type="string">
            <text:p>871.21190</text:p>
          </table:table-cell>
        </table:table-row>
        <table:table-row table:style-name="ro1">
          <table:table-cell table:style-name="odsStyleTableCell-be9d095bd3b00366f2e918c0aec8e094" office:value-type="string">
            <text:p>AUSTRALIA</text:p>
          </table:table-cell>
          <table:table-cell table:style-name="odsStyleTableCell-be9d095bd3b00366f2e918c0aec8e094" office:value-type="string">
            <text:p>DÓLAR</text:p>
          </table:table-cell>
          <table:table-cell table:style-name="odsStyleTableCell-be9d095bd3b00366f2e918c0aec8e094" office:value-type="string">
            <text:p>AUD</text:p>
          </table:table-cell>
          <table:table-cell table:style-name="odsStyleTableCell-e7858daea78d44cc12934447397689c9" office:value-type="string">
            <text:p>4.40342</text:p>
          </table:table-cell>
          <table:table-cell table:style-name="odsStyleTableCell-e7858daea78d44cc12934447397689c9" office:value-type="string">
            <text:p>1.55788</text:p>
          </table:table-cell>
        </table:table-row>
        <table:table-row table:style-name="ro1">
          <table:table-cell table:style-name="odsStyleTableCell-be9d095bd3b00366f2e918c0aec8e094" office:value-type="string">
            <text:p>BRASIL</text:p>
          </table:table-cell>
          <table:table-cell table:style-name="odsStyleTableCell-be9d095bd3b00366f2e918c0aec8e094" office:value-type="string">
            <text:p>REAL</text:p>
          </table:table-cell>
          <table:table-cell table:style-name="odsStyleTableCell-be9d095bd3b00366f2e918c0aec8e094" office:value-type="string">
            <text:p>BRL</text:p>
          </table:table-cell>
          <table:table-cell table:style-name="odsStyleTableCell-e7858daea78d44cc12934447397689c9" office:value-type="string">
            <text:p>1.32193</text:p>
          </table:table-cell>
          <table:table-cell table:style-name="odsStyleTableCell-e7858daea78d44cc12934447397689c9" office:value-type="string">
            <text:p>5.18940</text:p>
          </table:table-cell>
        </table:table-row>
        <table:table-row table:style-name="ro1">
          <table:table-cell table:style-name="odsStyleTableCell-be9d095bd3b00366f2e918c0aec8e094" office:value-type="string">
            <text:p>CANADA</text:p>
          </table:table-cell>
          <table:table-cell table:style-name="odsStyleTableCell-be9d095bd3b00366f2e918c0aec8e094" office:value-type="string">
            <text:p>DÓLAR</text:p>
          </table:table-cell>
          <table:table-cell table:style-name="odsStyleTableCell-be9d095bd3b00366f2e918c0aec8e094" office:value-type="string">
            <text:p>CAD</text:p>
          </table:table-cell>
          <table:table-cell table:style-name="odsStyleTableCell-e7858daea78d44cc12934447397689c9" office:value-type="string">
            <text:p>4.98837</text:p>
          </table:table-cell>
          <table:table-cell table:style-name="odsStyleTableCell-e7858daea78d44cc12934447397689c9" office:value-type="string">
            <text:p>1.37520</text:p>
          </table:table-cell>
        </table:table-row>
        <table:table-row table:style-name="ro1">
          <table:table-cell table:style-name="odsStyleTableCell-be9d095bd3b00366f2e918c0aec8e094" office:value-type="string">
            <text:p>CHILE</text:p>
          </table:table-cell>
          <table:table-cell table:style-name="odsStyleTableCell-be9d095bd3b00366f2e918c0aec8e094" office:value-type="string">
            <text:p>PESO</text:p>
          </table:table-cell>
          <table:table-cell table:style-name="odsStyleTableCell-be9d095bd3b00366f2e918c0aec8e094" office:value-type="string">
            <text:p>CLP</text:p>
          </table:table-cell>
          <table:table-cell table:style-name="odsStyleTableCell-e7858daea78d44cc12934447397689c9" office:value-type="string">
            <text:p>0.00721</text:p>
          </table:table-cell>
          <table:table-cell table:style-name="odsStyleTableCell-e7858daea78d44cc12934447397689c9" office:value-type="string">
            <text:p>952.00000</text:p>
          </table:table-cell>
        </table:table-row>
        <table:table-row table:style-name="ro1">
          <table:table-cell table:style-name="odsStyleTableCell-be9d095bd3b00366f2e918c0aec8e094" office:value-type="string">
            <text:p>COLOMBIA</text:p>
          </table:table-cell>
          <table:table-cell table:style-name="odsStyleTableCell-be9d095bd3b00366f2e918c0aec8e094" office:value-type="string">
            <text:p>PESO</text:p>
          </table:table-cell>
          <table:table-cell table:style-name="odsStyleTableCell-be9d095bd3b00366f2e918c0aec8e094" office:value-type="string">
            <text:p>COP</text:p>
          </table:table-cell>
          <table:table-cell table:style-name="odsStyleTableCell-e7858daea78d44cc12934447397689c9" office:value-type="string">
            <text:p>0.00176</text:p>
          </table:table-cell>
          <table:table-cell table:style-name="odsStyleTableCell-e7858daea78d44cc12934447397689c9" office:value-type="string">
            <text:p>3,904.64000</text:p>
          </table:table-cell>
        </table:table-row>
        <table:table-row table:style-name="ro1">
          <table:table-cell table:style-name="odsStyleTableCell-be9d095bd3b00366f2e918c0aec8e094" office:value-type="string">
            <text:p>COREA DEL SUR</text:p>
          </table:table-cell>
          <table:table-cell table:style-name="odsStyleTableCell-be9d095bd3b00366f2e918c0aec8e094" office:value-type="string">
            <text:p>WON</text:p>
          </table:table-cell>
          <table:table-cell table:style-name="odsStyleTableCell-be9d095bd3b00366f2e918c0aec8e094" office:value-type="string">
            <text:p>KRW</text:p>
          </table:table-cell>
          <table:table-cell table:style-name="odsStyleTableCell-e7858daea78d44cc12934447397689c9" office:value-type="string">
            <text:p>0.00496</text:p>
          </table:table-cell>
          <table:table-cell table:style-name="odsStyleTableCell-e7858daea78d44cc12934447397689c9" office:value-type="string">
            <text:p>1,382.08000</text:p>
          </table:table-cell>
        </table:table-row>
        <table:table-row table:style-name="ro1">
          <table:table-cell table:style-name="odsStyleTableCell-be9d095bd3b00366f2e918c0aec8e094" office:value-type="string">
            <text:p>COSTA RICA</text:p>
          </table:table-cell>
          <table:table-cell table:style-name="odsStyleTableCell-be9d095bd3b00366f2e918c0aec8e094" office:value-type="string">
            <text:p>COLON COSTARRICENSE</text:p>
          </table:table-cell>
          <table:table-cell table:style-name="odsStyleTableCell-be9d095bd3b00366f2e918c0aec8e094" office:value-type="string">
            <text:p>CRC</text:p>
          </table:table-cell>
          <table:table-cell table:style-name="odsStyleTableCell-e7858daea78d44cc12934447397689c9" office:value-type="string">
            <text:p>0.01365</text:p>
          </table:table-cell>
          <table:table-cell table:style-name="odsStyleTableCell-e7858daea78d44cc12934447397689c9" office:value-type="string">
            <text:p>502.40000</text:p>
          </table:table-cell>
        </table:table-row>
        <table:table-row table:style-name="ro1">
          <table:table-cell table:style-name="odsStyleTableCell-be9d095bd3b00366f2e918c0aec8e094" office:value-type="string">
            <text:p>REPUBLICA CHECA</text:p>
          </table:table-cell>
          <table:table-cell table:style-name="odsStyleTableCell-be9d095bd3b00366f2e918c0aec8e094" office:value-type="string">
            <text:p>CORONA CHECA</text:p>
          </table:table-cell>
          <table:table-cell table:style-name="odsStyleTableCell-be9d095bd3b00366f2e918c0aec8e094" office:value-type="string">
            <text:p>CZK</text:p>
          </table:table-cell>
          <table:table-cell table:style-name="odsStyleTableCell-e7858daea78d44cc12934447397689c9" office:value-type="string">
            <text:p>0.28934</text:p>
          </table:table-cell>
          <table:table-cell table:style-name="odsStyleTableCell-e7858daea78d44cc12934447397689c9" office:value-type="string">
            <text:p>23.70880</text:p>
          </table:table-cell>
        </table:table-row>
        <table:table-row table:style-name="ro1">
          <table:table-cell table:style-name="odsStyleTableCell-be9d095bd3b00366f2e918c0aec8e094" office:value-type="string">
            <text:p>DINAMARCA</text:p>
          </table:table-cell>
          <table:table-cell table:style-name="odsStyleTableCell-be9d095bd3b00366f2e918c0aec8e094" office:value-type="string">
            <text:p>CORONA</text:p>
          </table:table-cell>
          <table:table-cell table:style-name="odsStyleTableCell-be9d095bd3b00366f2e918c0aec8e094" office:value-type="string">
            <text:p>DKK</text:p>
          </table:table-cell>
          <table:table-cell table:style-name="odsStyleTableCell-e7858daea78d44cc12934447397689c9" office:value-type="string">
            <text:p>0.97930</text:p>
          </table:table-cell>
          <table:table-cell table:style-name="odsStyleTableCell-e7858daea78d44cc12934447397689c9" office:value-type="string">
            <text:p>7.00500</text:p>
          </table:table-cell>
        </table:table-row>
        <table:table-row table:style-name="ro1">
          <table:table-cell table:style-name="odsStyleTableCell-be9d095bd3b00366f2e918c0aec8e094" office:value-type="string">
            <text:p>ECUADOR</text:p>
          </table:table-cell>
          <table:table-cell table:style-name="odsStyleTableCell-be9d095bd3b00366f2e918c0aec8e094" office:value-type="string">
            <text:p>DÓLAR</text:p>
          </table:table-cell>
          <table:table-cell table:style-name="odsStyleTableCell-be9d095bd3b00366f2e918c0aec8e094" office:value-type="string">
            <text:p>USD</text:p>
          </table:table-cell>
          <table:table-cell table:style-name="odsStyleTableCell-e7858daea78d44cc12934447397689c9" office:value-type="string">
            <text:p>6.86000</text:p>
          </table:table-cell>
          <table:table-cell table:style-name="odsStyleTableCell-e7858daea78d44cc12934447397689c9" office:value-type="string">
            <text:p>1.00000</text:p>
          </table:table-cell>
        </table:table-row>
        <table:table-row table:style-name="ro1">
          <table:table-cell table:style-name="odsStyleTableCell-be9d095bd3b00366f2e918c0aec8e094" office:value-type="string">
            <text:p>EMIRATOS ARABES</text:p>
          </table:table-cell>
          <table:table-cell table:style-name="odsStyleTableCell-be9d095bd3b00366f2e918c0aec8e094" office:value-type="string">
            <text:p>DIRHAM</text:p>
          </table:table-cell>
          <table:table-cell table:style-name="odsStyleTableCell-be9d095bd3b00366f2e918c0aec8e094" office:value-type="string">
            <text:p>AED</text:p>
          </table:table-cell>
          <table:table-cell table:style-name="odsStyleTableCell-e7858daea78d44cc12934447397689c9" office:value-type="string">
            <text:p>1.86784</text:p>
          </table:table-cell>
          <table:table-cell table:style-name="odsStyleTableCell-e7858daea78d44cc12934447397689c9" office:value-type="string">
            <text:p>3.67270</text:p>
          </table:table-cell>
        </table:table-row>
        <table:table-row table:style-name="ro1">
          <table:table-cell table:style-name="odsStyleTableCell-be9d095bd3b00366f2e918c0aec8e094" office:value-type="string">
            <text:p>FILIPINAS</text:p>
          </table:table-cell>
          <table:table-cell table:style-name="odsStyleTableCell-be9d095bd3b00366f2e918c0aec8e094" office:value-type="string">
            <text:p>PESO FILIPINO</text:p>
          </table:table-cell>
          <table:table-cell table:style-name="odsStyleTableCell-be9d095bd3b00366f2e918c0aec8e094" office:value-type="string">
            <text:p>PHP</text:p>
          </table:table-cell>
          <table:table-cell table:style-name="odsStyleTableCell-e7858daea78d44cc12934447397689c9" office:value-type="string">
            <text:p>0.11903</text:p>
          </table:table-cell>
          <table:table-cell table:style-name="odsStyleTableCell-e7858daea78d44cc12934447397689c9" office:value-type="string">
            <text:p>57.63200</text:p>
          </table:table-cell>
        </table:table-row>
        <table:table-row table:style-name="ro1">
          <table:table-cell table:style-name="odsStyleTableCell-be9d095bd3b00366f2e918c0aec8e094" office:value-type="string">
            <text:p>HAITÍ</text:p>
          </table:table-cell>
          <table:table-cell table:style-name="odsStyleTableCell-be9d095bd3b00366f2e918c0aec8e094" office:value-type="string">
            <text:p>GOURDE</text:p>
          </table:table-cell>
          <table:table-cell table:style-name="odsStyleTableCell-be9d095bd3b00366f2e918c0aec8e094" office:value-type="string">
            <text:p>HTG</text:p>
          </table:table-cell>
          <table:table-cell table:style-name="odsStyleTableCell-e7858daea78d44cc12934447397689c9" office:value-type="string">
            <text:p>0.05191</text:p>
          </table:table-cell>
          <table:table-cell table:style-name="odsStyleTableCell-e7858daea78d44cc12934447397689c9" office:value-type="string">
            <text:p>132.15630</text:p>
          </table:table-cell>
        </table:table-row>
        <table:table-row table:style-name="ro1">
          <table:table-cell table:style-name="odsStyleTableCell-be9d095bd3b00366f2e918c0aec8e094" office:value-type="string">
            <text:p>HONG KONG</text:p>
          </table:table-cell>
          <table:table-cell table:style-name="odsStyleTableCell-be9d095bd3b00366f2e918c0aec8e094" office:value-type="string">
            <text:p>DÓLAR</text:p>
          </table:table-cell>
          <table:table-cell table:style-name="odsStyleTableCell-be9d095bd3b00366f2e918c0aec8e094" office:value-type="string">
            <text:p>HKD</text:p>
          </table:table-cell>
          <table:table-cell table:style-name="odsStyleTableCell-e7858daea78d44cc12934447397689c9" office:value-type="string">
            <text:p>0.87571</text:p>
          </table:table-cell>
          <table:table-cell table:style-name="odsStyleTableCell-e7858daea78d44cc12934447397689c9" office:value-type="string">
            <text:p>7.83360</text:p>
          </table:table-cell>
        </table:table-row>
        <table:table-row table:style-name="ro1">
          <table:table-cell table:style-name="odsStyleTableCell-be9d095bd3b00366f2e918c0aec8e094" office:value-type="string">
            <text:p>INDIA</text:p>
          </table:table-cell>
          <table:table-cell table:style-name="odsStyleTableCell-be9d095bd3b00366f2e918c0aec8e094" office:value-type="string">
            <text:p>RUPIA</text:p>
          </table:table-cell>
          <table:table-cell table:style-name="odsStyleTableCell-be9d095bd3b00366f2e918c0aec8e094" office:value-type="string">
            <text:p>INR</text:p>
          </table:table-cell>
          <table:table-cell table:style-name="odsStyleTableCell-e7858daea78d44cc12934447397689c9" office:value-type="string">
            <text:p>0.08218</text:p>
          </table:table-cell>
          <table:table-cell table:style-name="odsStyleTableCell-e7858daea78d44cc12934447397689c9" office:value-type="string">
            <text:p>83.47250</text:p>
          </table:table-cell>
        </table:table-row>
        <table:table-row table:style-name="ro1">
          <table:table-cell table:style-name="odsStyleTableCell-be9d095bd3b00366f2e918c0aec8e094" office:value-type="string">
            <text:p>INDONESIA</text:p>
          </table:table-cell>
          <table:table-cell table:style-name="odsStyleTableCell-be9d095bd3b00366f2e918c0aec8e094" office:value-type="string">
            <text:p>RUPIA INDONESIA</text:p>
          </table:table-cell>
          <table:table-cell table:style-name="odsStyleTableCell-be9d095bd3b00366f2e918c0aec8e094" office:value-type="string">
            <text:p>IDR</text:p>
          </table:table-cell>
          <table:table-cell table:style-name="odsStyleTableCell-e7858daea78d44cc12934447397689c9" office:value-type="string">
            <text:p>0.00042</text:p>
          </table:table-cell>
          <table:table-cell table:style-name="odsStyleTableCell-e7858daea78d44cc12934447397689c9" office:value-type="string">
            <text:p>16,255.00000</text:p>
          </table:table-cell>
        </table:table-row>
        <table:table-row table:style-name="ro1">
          <table:table-cell table:style-name="odsStyleTableCell-be9d095bd3b00366f2e918c0aec8e094" office:value-type="string">
            <text:p>ISRAEL</text:p>
          </table:table-cell>
          <table:table-cell table:style-name="odsStyleTableCell-be9d095bd3b00366f2e918c0aec8e094" office:value-type="string">
            <text:p>NUEVO SÉQUEL</text:p>
          </table:table-cell>
          <table:table-cell table:style-name="odsStyleTableCell-be9d095bd3b00366f2e918c0aec8e094" office:value-type="string">
            <text:p>ILS</text:p>
          </table:table-cell>
          <table:table-cell table:style-name="odsStyleTableCell-e7858daea78d44cc12934447397689c9" office:value-type="string">
            <text:p>1.82306</text:p>
          </table:table-cell>
          <table:table-cell table:style-name="odsStyleTableCell-e7858daea78d44cc12934447397689c9" office:value-type="string">
            <text:p>3.76290</text:p>
          </table:table-cell>
        </table:table-row>
        <table:table-row table:style-name="ro1">
          <table:table-cell table:style-name="odsStyleTableCell-be9d095bd3b00366f2e918c0aec8e094" office:value-type="string">
            <text:p>MALASIA</text:p>
          </table:table-cell>
          <table:table-cell table:style-name="odsStyleTableCell-be9d095bd3b00366f2e918c0aec8e094" office:value-type="string">
            <text:p>RINGGIT MALAYO</text:p>
          </table:table-cell>
          <table:table-cell table:style-name="odsStyleTableCell-be9d095bd3b00366f2e918c0aec8e094" office:value-type="string">
            <text:p>MYR</text:p>
          </table:table-cell>
          <table:table-cell table:style-name="odsStyleTableCell-e7858daea78d44cc12934447397689c9" office:value-type="string">
            <text:p>1.43419</text:p>
          </table:table-cell>
          <table:table-cell table:style-name="odsStyleTableCell-e7858daea78d44cc12934447397689c9" office:value-type="string">
            <text:p>4.78320</text:p>
          </table:table-cell>
        </table:table-row>
        <table:table-row table:style-name="ro1">
          <table:table-cell table:style-name="odsStyleTableCell-be9d095bd3b00366f2e918c0aec8e094" office:value-type="string">
            <text:p>MEXICO</text:p>
          </table:table-cell>
          <table:table-cell table:style-name="odsStyleTableCell-be9d095bd3b00366f2e918c0aec8e094" office:value-type="string">
            <text:p>PESO</text:p>
          </table:table-cell>
          <table:table-cell table:style-name="odsStyleTableCell-be9d095bd3b00366f2e918c0aec8e094" office:value-type="string">
            <text:p>MXN</text:p>
          </table:table-cell>
          <table:table-cell table:style-name="odsStyleTableCell-e7858daea78d44cc12934447397689c9" office:value-type="string">
            <text:p>0.40032</text:p>
          </table:table-cell>
          <table:table-cell table:style-name="odsStyleTableCell-e7858daea78d44cc12934447397689c9" office:value-type="string">
            <text:p>17.13620</text:p>
          </table:table-cell>
        </table:table-row>
        <table:table-row table:style-name="ro1">
          <table:table-cell table:style-name="odsStyleTableCell-be9d095bd3b00366f2e918c0aec8e094" office:value-type="string">
            <text:p>NORUEGA</text:p>
          </table:table-cell>
          <table:table-cell table:style-name="odsStyleTableCell-be9d095bd3b00366f2e918c0aec8e094" office:value-type="string">
            <text:p>CORONA</text:p>
          </table:table-cell>
          <table:table-cell table:style-name="odsStyleTableCell-be9d095bd3b00366f2e918c0aec8e094" office:value-type="string">
            <text:p>NOK</text:p>
          </table:table-cell>
          <table:table-cell table:style-name="odsStyleTableCell-e7858daea78d44cc12934447397689c9" office:value-type="string">
            <text:p>0.62209</text:p>
          </table:table-cell>
          <table:table-cell table:style-name="odsStyleTableCell-e7858daea78d44cc12934447397689c9" office:value-type="string">
            <text:p>11.02730</text:p>
          </table:table-cell>
        </table:table-row>
        <table:table-row table:style-name="ro1">
          <table:table-cell table:style-name="odsStyleTableCell-be9d095bd3b00366f2e918c0aec8e094" office:value-type="string">
            <text:p>PANAMÁ</text:p>
          </table:table-cell>
          <table:table-cell table:style-name="odsStyleTableCell-be9d095bd3b00366f2e918c0aec8e094" office:value-type="string">
            <text:p>BALBOA</text:p>
          </table:table-cell>
          <table:table-cell table:style-name="odsStyleTableCell-be9d095bd3b00366f2e918c0aec8e094" office:value-type="string">
            <text:p>PAB</text:p>
          </table:table-cell>
          <table:table-cell table:style-name="odsStyleTableCell-e7858daea78d44cc12934447397689c9" office:value-type="string">
            <text:p>6.86000</text:p>
          </table:table-cell>
          <table:table-cell table:style-name="odsStyleTableCell-e7858daea78d44cc12934447397689c9" office:value-type="string">
            <text:p>1.00000</text:p>
          </table:table-cell>
        </table:table-row>
        <table:table-row table:style-name="ro1">
          <table:table-cell table:style-name="odsStyleTableCell-be9d095bd3b00366f2e918c0aec8e094" office:value-type="string">
            <text:p>PARAGUAY</text:p>
          </table:table-cell>
          <table:table-cell table:style-name="odsStyleTableCell-be9d095bd3b00366f2e918c0aec8e094" office:value-type="string">
            <text:p>GUARANI</text:p>
          </table:table-cell>
          <table:table-cell table:style-name="odsStyleTableCell-be9d095bd3b00366f2e918c0aec8e094" office:value-type="string">
            <text:p>PYG</text:p>
          </table:table-cell>
          <table:table-cell table:style-name="odsStyleTableCell-e7858daea78d44cc12934447397689c9" office:value-type="string">
            <text:p>0.00093</text:p>
          </table:table-cell>
          <table:table-cell table:style-name="odsStyleTableCell-e7858daea78d44cc12934447397689c9" office:value-type="string">
            <text:p>7,407.80000</text:p>
          </table:table-cell>
        </table:table-row>
        <table:table-row table:style-name="ro1">
          <table:table-cell table:style-name="odsStyleTableCell-be9d095bd3b00366f2e918c0aec8e094" office:value-type="string">
            <text:p>PERU</text:p>
          </table:table-cell>
          <table:table-cell table:style-name="odsStyleTableCell-be9d095bd3b00366f2e918c0aec8e094" office:value-type="string">
            <text:p>NUEVO SOL</text:p>
          </table:table-cell>
          <table:table-cell table:style-name="odsStyleTableCell-be9d095bd3b00366f2e918c0aec8e094" office:value-type="string">
            <text:p>PEN</text:p>
          </table:table-cell>
          <table:table-cell table:style-name="odsStyleTableCell-e7858daea78d44cc12934447397689c9" office:value-type="string">
            <text:p>1.86307</text:p>
          </table:table-cell>
          <table:table-cell table:style-name="odsStyleTableCell-e7858daea78d44cc12934447397689c9" office:value-type="string">
            <text:p>3.68210</text:p>
          </table:table-cell>
        </table:table-row>
        <table:table-row table:style-name="ro1">
          <table:table-cell table:style-name="odsStyleTableCell-be9d095bd3b00366f2e918c0aec8e094" office:value-type="string">
            <text:p>REINO UNIDO</text:p>
          </table:table-cell>
          <table:table-cell table:style-name="odsStyleTableCell-be9d095bd3b00366f2e918c0aec8e094" office:value-type="string">
            <text:p>LIBRA</text:p>
          </table:table-cell>
          <table:table-cell table:style-name="odsStyleTableCell-be9d095bd3b00366f2e918c0aec8e094" office:value-type="string">
            <text:p>GBP</text:p>
          </table:table-cell>
          <table:table-cell table:style-name="odsStyleTableCell-e7858daea78d44cc12934447397689c9" office:value-type="string">
            <text:p>8.48852</text:p>
          </table:table-cell>
          <table:table-cell table:style-name="odsStyleTableCell-e7858daea78d44cc12934447397689c9" office:value-type="string">
            <text:p>0.80815</text:p>
          </table:table-cell>
        </table:table-row>
        <table:table-row table:style-name="ro1">
          <table:table-cell table:style-name="odsStyleTableCell-be9d095bd3b00366f2e918c0aec8e094" office:value-type="string">
            <text:p>REPÚBLICA DOMINICANA</text:p>
          </table:table-cell>
          <table:table-cell table:style-name="odsStyleTableCell-be9d095bd3b00366f2e918c0aec8e094" office:value-type="string">
            <text:p>PESO DOMINICANO</text:p>
          </table:table-cell>
          <table:table-cell table:style-name="odsStyleTableCell-be9d095bd3b00366f2e918c0aec8e094" office:value-type="string">
            <text:p>DOP</text:p>
          </table:table-cell>
          <table:table-cell table:style-name="odsStyleTableCell-e7858daea78d44cc12934447397689c9" office:value-type="string">
            <text:p>0.11617</text:p>
          </table:table-cell>
          <table:table-cell table:style-name="odsStyleTableCell-e7858daea78d44cc12934447397689c9" office:value-type="string">
            <text:p>59.04900</text:p>
          </table:table-cell>
        </table:table-row>
        <table:table-row table:style-name="ro1">
          <table:table-cell table:style-name="odsStyleTableCell-be9d095bd3b00366f2e918c0aec8e094" office:value-type="string">
            <text:p>REP.POPULAR CHINA</text:p>
          </table:table-cell>
          <table:table-cell table:style-name="odsStyleTableCell-be9d095bd3b00366f2e918c0aec8e094" office:value-type="string">
            <text:p>YUAN RENMINBI OFFSHORE</text:p>
          </table:table-cell>
          <table:table-cell table:style-name="odsStyleTableCell-be9d095bd3b00366f2e918c0aec8e094" office:value-type="string">
            <text:p>CNH</text:p>
          </table:table-cell>
          <table:table-cell table:style-name="odsStyleTableCell-e7858daea78d44cc12934447397689c9" office:value-type="string">
            <text:p>0.94610</text:p>
          </table:table-cell>
          <table:table-cell table:style-name="odsStyleTableCell-e7858daea78d44cc12934447397689c9" office:value-type="string">
            <text:p>7.25080</text:p>
          </table:table-cell>
        </table:table-row>
        <table:table-row table:style-name="ro1">
          <table:table-cell table:style-name="odsStyleTableCell-be9d095bd3b00366f2e918c0aec8e094" office:value-type="string">
            <text:p>RUSIA</text:p>
          </table:table-cell>
          <table:table-cell table:style-name="odsStyleTableCell-be9d095bd3b00366f2e918c0aec8e094" office:value-type="string">
            <text:p>RUBLO RUSO</text:p>
          </table:table-cell>
          <table:table-cell table:style-name="odsStyleTableCell-be9d095bd3b00366f2e918c0aec8e094" office:value-type="string">
            <text:p>RUB</text:p>
          </table:table-cell>
          <table:table-cell table:style-name="odsStyleTableCell-e7858daea78d44cc12934447397689c9" office:value-type="string">
            <text:p>0.07368</text:p>
          </table:table-cell>
          <table:table-cell table:style-name="odsStyleTableCell-e7858daea78d44cc12934447397689c9" office:value-type="string">
            <text:p>93.10900</text:p>
          </table:table-cell>
        </table:table-row>
        <table:table-row table:style-name="ro1">
          <table:table-cell table:style-name="odsStyleTableCell-be9d095bd3b00366f2e918c0aec8e094" office:value-type="string">
            <text:p>SINGAPUR</text:p>
          </table:table-cell>
          <table:table-cell table:style-name="odsStyleTableCell-be9d095bd3b00366f2e918c0aec8e094" office:value-type="string">
            <text:p>DÓLAR</text:p>
          </table:table-cell>
          <table:table-cell table:style-name="odsStyleTableCell-be9d095bd3b00366f2e918c0aec8e094" office:value-type="string">
            <text:p>SGD</text:p>
          </table:table-cell>
          <table:table-cell table:style-name="odsStyleTableCell-e7858daea78d44cc12934447397689c9" office:value-type="string">
            <text:p>5.03782</text:p>
          </table:table-cell>
          <table:table-cell table:style-name="odsStyleTableCell-e7858daea78d44cc12934447397689c9" office:value-type="string">
            <text:p>1.36170</text:p>
          </table:table-cell>
        </table:table-row>
        <table:table-row table:style-name="ro1">
          <table:table-cell table:style-name="odsStyleTableCell-be9d095bd3b00366f2e918c0aec8e094" office:value-type="string">
            <text:p>SUDÁFRICA</text:p>
          </table:table-cell>
          <table:table-cell table:style-name="odsStyleTableCell-be9d095bd3b00366f2e918c0aec8e094" office:value-type="string">
            <text:p>RAND</text:p>
          </table:table-cell>
          <table:table-cell table:style-name="odsStyleTableCell-be9d095bd3b00366f2e918c0aec8e094" office:value-type="string">
            <text:p>ZAR</text:p>
          </table:table-cell>
          <table:table-cell table:style-name="odsStyleTableCell-e7858daea78d44cc12934447397689c9" office:value-type="string">
            <text:p>0.35966</text:p>
          </table:table-cell>
          <table:table-cell table:style-name="odsStyleTableCell-e7858daea78d44cc12934447397689c9" office:value-type="string">
            <text:p>19.07380</text:p>
          </table:table-cell>
        </table:table-row>
        <table:table-row table:style-name="ro1">
          <table:table-cell table:style-name="odsStyleTableCell-be9d095bd3b00366f2e918c0aec8e094" office:value-type="string">
            <text:p>SUECIA</text:p>
          </table:table-cell>
          <table:table-cell table:style-name="odsStyleTableCell-be9d095bd3b00366f2e918c0aec8e094" office:value-type="string">
            <text:p>CORONA</text:p>
          </table:table-cell>
          <table:table-cell table:style-name="odsStyleTableCell-be9d095bd3b00366f2e918c0aec8e094" office:value-type="string">
            <text:p>SEK</text:p>
          </table:table-cell>
          <table:table-cell table:style-name="odsStyleTableCell-e7858daea78d44cc12934447397689c9" office:value-type="string">
            <text:p>0.62729</text:p>
          </table:table-cell>
          <table:table-cell table:style-name="odsStyleTableCell-e7858daea78d44cc12934447397689c9" office:value-type="string">
            <text:p>10.93600</text:p>
          </table:table-cell>
        </table:table-row>
        <table:table-row table:style-name="ro1">
          <table:table-cell table:style-name="odsStyleTableCell-be9d095bd3b00366f2e918c0aec8e094" office:value-type="string">
            <text:p>SUIZA</text:p>
          </table:table-cell>
          <table:table-cell table:style-name="odsStyleTableCell-be9d095bd3b00366f2e918c0aec8e094" office:value-type="string">
            <text:p>FRANCO</text:p>
          </table:table-cell>
          <table:table-cell table:style-name="odsStyleTableCell-be9d095bd3b00366f2e918c0aec8e094" office:value-type="string">
            <text:p>CHF</text:p>
          </table:table-cell>
          <table:table-cell table:style-name="odsStyleTableCell-e7858daea78d44cc12934447397689c9" office:value-type="string">
            <text:p>7.53763</text:p>
          </table:table-cell>
          <table:table-cell table:style-name="odsStyleTableCell-e7858daea78d44cc12934447397689c9" office:value-type="string">
            <text:p>0.91010</text:p>
          </table:table-cell>
        </table:table-row>
        <table:table-row table:style-name="ro1">
          <table:table-cell table:style-name="odsStyleTableCell-be9d095bd3b00366f2e918c0aec8e094" office:value-type="string">
            <text:p>TAILANDIA</text:p>
          </table:table-cell>
          <table:table-cell table:style-name="odsStyleTableCell-be9d095bd3b00366f2e918c0aec8e094" office:value-type="string">
            <text:p>THAI BAHT</text:p>
          </table:table-cell>
          <table:table-cell table:style-name="odsStyleTableCell-be9d095bd3b00366f2e918c0aec8e094" office:value-type="string">
            <text:p>THB</text:p>
          </table:table-cell>
          <table:table-cell table:style-name="odsStyleTableCell-e7858daea78d44cc12934447397689c9" office:value-type="string">
            <text:p>0.18621</text:p>
          </table:table-cell>
          <table:table-cell table:style-name="odsStyleTableCell-e7858daea78d44cc12934447397689c9" office:value-type="string">
            <text:p>36.84100</text:p>
          </table:table-cell>
        </table:table-row>
        <table:table-row table:style-name="ro1">
          <table:table-cell table:style-name="odsStyleTableCell-be9d095bd3b00366f2e918c0aec8e094" office:value-type="string">
            <text:p>TAIWAN</text:p>
          </table:table-cell>
          <table:table-cell table:style-name="odsStyleTableCell-be9d095bd3b00366f2e918c0aec8e094" office:value-type="string">
            <text:p>DÓLAR</text:p>
          </table:table-cell>
          <table:table-cell table:style-name="odsStyleTableCell-be9d095bd3b00366f2e918c0aec8e094" office:value-type="string">
            <text:p>TWD</text:p>
          </table:table-cell>
          <table:table-cell table:style-name="odsStyleTableCell-e7858daea78d44cc12934447397689c9" office:value-type="string">
            <text:p>0.21089</text:p>
          </table:table-cell>
          <table:table-cell table:style-name="odsStyleTableCell-e7858daea78d44cc12934447397689c9" office:value-type="string">
            <text:p>32.52900</text:p>
          </table:table-cell>
        </table:table-row>
        <table:table-row table:style-name="ro1">
          <table:table-cell table:style-name="odsStyleTableCell-be9d095bd3b00366f2e918c0aec8e094" office:value-type="string">
            <text:p>TÚNEZ</text:p>
          </table:table-cell>
          <table:table-cell table:style-name="odsStyleTableCell-be9d095bd3b00366f2e918c0aec8e094" office:value-type="string">
            <text:p>DINAR TUNECINO</text:p>
          </table:table-cell>
          <table:table-cell table:style-name="odsStyleTableCell-be9d095bd3b00366f2e918c0aec8e094" office:value-type="string">
            <text:p>TND</text:p>
          </table:table-cell>
          <table:table-cell table:style-name="odsStyleTableCell-e7858daea78d44cc12934447397689c9" office:value-type="string">
            <text:p>2.17453</text:p>
          </table:table-cell>
          <table:table-cell table:style-name="odsStyleTableCell-e7858daea78d44cc12934447397689c9" office:value-type="string">
            <text:p>3.15470</text:p>
          </table:table-cell>
        </table:table-row>
        <table:table-row table:style-name="ro1">
          <table:table-cell table:style-name="odsStyleTableCell-be9d095bd3b00366f2e918c0aec8e094" office:value-type="string">
            <text:p>TURQUÍA</text:p>
          </table:table-cell>
          <table:table-cell table:style-name="odsStyleTableCell-be9d095bd3b00366f2e918c0aec8e094" office:value-type="string">
            <text:p>LIRA TURCA</text:p>
          </table:table-cell>
          <table:table-cell table:style-name="odsStyleTableCell-be9d095bd3b00366f2e918c0aec8e094" office:value-type="string">
            <text:p>TRY</text:p>
          </table:table-cell>
          <table:table-cell table:style-name="odsStyleTableCell-e7858daea78d44cc12934447397689c9" office:value-type="string">
            <text:p>0.21051</text:p>
          </table:table-cell>
          <table:table-cell table:style-name="odsStyleTableCell-e7858daea78d44cc12934447397689c9" office:value-type="string">
            <text:p>32.58730</text:p>
          </table:table-cell>
        </table:table-row>
        <table:table-row table:style-name="ro1">
          <table:table-cell table:style-name="odsStyleTableCell-be9d095bd3b00366f2e918c0aec8e094" office:value-type="string">
            <text:p>URUGUAY</text:p>
          </table:table-cell>
          <table:table-cell table:style-name="odsStyleTableCell-be9d095bd3b00366f2e918c0aec8e094" office:value-type="string">
            <text:p>PESO</text:p>
          </table:table-cell>
          <table:table-cell table:style-name="odsStyleTableCell-be9d095bd3b00366f2e918c0aec8e094" office:value-type="string">
            <text:p>UYU</text:p>
          </table:table-cell>
          <table:table-cell table:style-name="odsStyleTableCell-e7858daea78d44cc12934447397689c9" office:value-type="string">
            <text:p>0.17818</text:p>
          </table:table-cell>
          <table:table-cell table:style-name="odsStyleTableCell-e7858daea78d44cc12934447397689c9" office:value-type="string">
            <text:p>38.50000</text:p>
          </table:table-cell>
        </table:table-row>
        <table:table-row table:style-name="ro1">
          <table:table-cell table:style-name="odsStyleTableCell-be9d095bd3b00366f2e918c0aec8e094" office:value-type="string">
            <text:p>VENEZUELA</text:p>
          </table:table-cell>
          <table:table-cell table:style-name="odsStyleTableCell-be9d095bd3b00366f2e918c0aec8e094" office:value-type="string">
            <text:p>BOLIVAR DIGITAL</text:p>
          </table:table-cell>
          <table:table-cell table:style-name="odsStyleTableCell-be9d095bd3b00366f2e918c0aec8e094" office:value-type="string">
            <text:p>VES</text:p>
          </table:table-cell>
          <table:table-cell table:style-name="odsStyleTableCell-e7858daea78d44cc12934447397689c9" office:value-type="string">
            <text:p>0.18908</text:p>
          </table:table-cell>
          <table:table-cell table:style-name="odsStyleTableCell-e7858daea78d44cc12934447397689c9" office:value-type="string">
            <text:p>36.28050</text:p>
          </table:table-cell>
        </table:table-row>
        <table:table-row table:style-name="ro1">
          <table:table-cell table:style-name="odsStyleTableCell-be9d095bd3b00366f2e918c0aec8e094" office:value-type="string">
            <text:p>VIETNAM</text:p>
          </table:table-cell>
          <table:table-cell table:style-name="odsStyleTableCell-be9d095bd3b00366f2e918c0aec8e094" office:value-type="string">
            <text:p>DONG</text:p>
          </table:table-cell>
          <table:table-cell table:style-name="odsStyleTableCell-be9d095bd3b00366f2e918c0aec8e094" office:value-type="string">
            <text:p>VND</text:p>
          </table:table-cell>
          <table:table-cell table:style-name="odsStyleTableCell-e7858daea78d44cc12934447397689c9" office:value-type="string">
            <text:p>0.00027</text:p>
          </table:table-cell>
          <table:table-cell table:style-name="odsStyleTableCell-e7858daea78d44cc12934447397689c9" office:value-type="string">
            <text:p>25,430.00000</text:p>
          </table:table-cell>
        </table:table-row>
        <table:table-row table:style-name="ro1">
          <table:table-cell table:style-name="odsStyleTableCell-be9d095bd3b00366f2e918c0aec8e094" office:value-type="string">
            <text:p/>
          </table:table-cell>
          <table:table-cell table:style-name="odsStyleTableCell-be9d095bd3b00366f2e918c0aec8e094" office:value-type="string">
            <text:p>DERECHO ESPECIAL DE GIRO</text:p>
          </table:table-cell>
          <table:table-cell table:style-name="odsStyleTableCell-be9d095bd3b00366f2e918c0aec8e094" office:value-type="string">
            <text:p>USD/D.E.G.</text:p>
          </table:table-cell>
          <table:table-cell table:style-name="odsStyleTableCell-e7858daea78d44cc12934447397689c9" office:value-type="string">
            <text:p/>
          </table:table-cell>
          <table:table-cell table:style-name="odsStyleTableCell-e7858daea78d44cc12934447397689c9" office:value-type="string">
            <text:p>1.31535</text:p>
          </table:table-cell>
        </table:table-row>
        <table:table-row table:style-name="ro1">
          <table:table-cell table:style-name="odsStyleTableCell-be9d095bd3b00366f2e918c0aec8e094" office:value-type="string">
            <text:p/>
          </table:table-cell>
          <table:table-cell table:style-name="odsStyleTableCell-be9d095bd3b00366f2e918c0aec8e094" office:value-type="string">
            <text:p>UNIDAD DE FOMENTO DE VIVIENDA</text:p>
          </table:table-cell>
          <table:table-cell table:style-name="odsStyleTableCell-be9d095bd3b00366f2e918c0aec8e094" office:value-type="string">
            <text:p>Bs/UFV</text:p>
          </table:table-cell>
          <table:table-cell table:style-name="odsStyleTableCell-e7858daea78d44cc12934447397689c9" office:value-type="string">
            <text:p/>
          </table:table-cell>
          <table:table-cell table:style-name="odsStyleTableCell-e7858daea78d44cc12934447397689c9" office:value-type="string">
            <text:p>2.4914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3da692916abb17a605d5baa992c7eab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75308a00933b43f46f7c58d2a2ab1bf8" office:value-type="string">
            <text:p> </text:p>
          </table:table-cell>
          <table:table-cell table:style-name="odsStyleTableCell-75308a00933b43f46f7c58d2a2ab1bf8" office:value-type="string">
            <text:p>UNIDAD MONETARIA</text:p>
          </table:table-cell>
          <table:table-cell table:style-name="odsStyleTableCell-75308a00933b43f46f7c58d2a2ab1bf8" office:value-type="string">
            <text:p>MONEDA</text:p>
          </table:table-cell>
          <table:table-cell table:style-name="odsStyleTableCell-75308a00933b43f46f7c58d2a2ab1bf8" office:value-type="string">
            <text:p>TIPO DE CAMBIO EN M.E.</text:p>
          </table:table-cell>
        </table:table-row>
        <table:table-row table:style-name="ro1">
          <table:table-cell table:style-name="odsStyleTableCell-be9d095bd3b00366f2e918c0aec8e094" office:value-type="string">
            <text:p>ORO</text:p>
          </table:table-cell>
          <table:table-cell table:style-name="odsStyleTableCell-be9d095bd3b00366f2e918c0aec8e094" office:value-type="string">
            <text:p>ONZA TROY ORO</text:p>
          </table:table-cell>
          <table:table-cell table:style-name="odsStyleTableCell-be9d095bd3b00366f2e918c0aec8e094" office:value-type="string">
            <text:p>USD./O.T.F.</text:p>
          </table:table-cell>
          <table:table-cell table:style-name="odsStyleTableCell-e7858daea78d44cc12934447397689c9" office:value-type="string">
            <text:p>2,395.57000</text:p>
          </table:table-cell>
        </table:table-row>
        <table:table-row table:style-name="ro1">
          <table:table-cell table:style-name="odsStyleTableCell-be9d095bd3b00366f2e918c0aec8e094" office:value-type="string">
            <text:p>PLATA</text:p>
          </table:table-cell>
          <table:table-cell table:style-name="odsStyleTableCell-be9d095bd3b00366f2e918c0aec8e094" office:value-type="string">
            <text:p>ONZA TROY PLATA</text:p>
          </table:table-cell>
          <table:table-cell table:style-name="odsStyleTableCell-be9d095bd3b00366f2e918c0aec8e094" office:value-type="string">
            <text:p>USD./O.T.F.</text:p>
          </table:table-cell>
          <table:table-cell table:style-name="odsStyleTableCell-e7858daea78d44cc12934447397689c9" office:value-type="string">
            <text:p>28.741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3da692916abb17a605d5baa992c7eab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75308a00933b43f46f7c58d2a2ab1bf8" office:value-type="string">
            <text:p> </text:p>
          </table:table-cell>
          <table:table-cell table:style-name="odsStyleTableCell-75308a00933b43f46f7c58d2a2ab1bf8" office:value-type="string">
            <text:p>1 MES</text:p>
          </table:table-cell>
          <table:table-cell table:style-name="odsStyleTableCell-75308a00933b43f46f7c58d2a2ab1bf8" office:value-type="string">
            <text:p>3 MESES</text:p>
          </table:table-cell>
          <table:table-cell table:style-name="odsStyleTableCell-75308a00933b43f46f7c58d2a2ab1bf8" office:value-type="string">
            <text:p>6 MESES</text:p>
          </table:table-cell>
        </table:table-row>
        <table:table-row table:style-name="ro1">
          <table:table-cell table:style-name="odsStyleTableCell-573d27741bc9c2668b2ee099f6bfccbe" office:value-type="string">
            <text:p>TASA LIBOR(USD)</text:p>
          </table:table-cell>
          <table:table-cell table:style-name="odsStyleTableCell-e7858daea78d44cc12934447397689c9" office:value-type="string">
            <text:p>5.43</text:p>
          </table:table-cell>
          <table:table-cell table:style-name="odsStyleTableCell-e7858daea78d44cc12934447397689c9" office:value-type="string">
            <text:p>5.59</text:p>
          </table:table-cell>
          <table:table-cell table:style-name="odsStyleTableCell-e7858daea78d44cc12934447397689c9" office:value-type="string">
            <text:p>5.7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e9d095bd3b00366f2e918c0aec8e094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53</meta:creation-date>
    <meta:generator>ods générator</meta:generator>
    <dc:date>2024-10-18T20:18:53</dc:date>
    <meta:editing-duration>PT1S</meta:editing-duration>
    <meta:editing-cycles>1</meta:editing-cycles>
    <meta:document-statistic meta:table-count="1" meta:cell-count="4" meta:object-count="0"/>
  </office:meta>
</office:document-meta>
</file>